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5.2984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3.9654in"/>
    </style:style>
    <style:style style:name="co6" style:family="table-column">
      <style:table-column-properties fo:break-before="auto" style:column-width="1.4854in"/>
    </style:style>
    <style:style style:name="co7" style:family="table-column">
      <style:table-column-properties fo:break-before="auto" style:column-width="6.1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caed5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" style:family="table-cell" style:parent-style-name="Default">
      <style:table-cell-properties style:diagonal-bl-tr="none" style:diagonal-tl-br="none" fo:border="0.0008in solid #000000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2">
          <table:table-cell table:style-name="ce1" office:value-type="string">
            <text:p>Test Case ID</text:p>
          </table:table-cell>
          <table:table-cell table:style-name="ce7" office:value-type="string">
            <text:p>Test Case Name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2">
          <table:table-cell table:style-name="ce3" office:value-type="string">
            <text:p>TC_1</text:p>
          </table:table-cell>
          <table:table-cell office:value-type="string">
            <text:p>Verify that user can register with valid email, full name and desired password</text:p>
          </table:table-cell>
          <table:table-cell office:value-type="string">
            <text:p>Valid email is entered</text:p>
          </table:table-cell>
          <table:table-cell office:value-type="string">
            <text:p>Open Chrome</text:p>
          </table:table-cell>
          <table:table-cell/>
          <table:table-cell office:value-type="string">
            <text:p>Chrome is opened</text:p>
          </table:table-cell>
        </table:table-row>
        <table:table-row table:style-name="ro2">
          <table:table-cell table:number-columns-repeated="3"/>
          <table:table-cell office:value-type="string">
            <text:p>Go to registration page</text:p>
          </table:table-cell>
          <table:table-cell office:value-type="string">
            <text:p>Url = '<text:a xlink:href="http://www.reg.com/">www.reg.com</text:a>'</text:p>
          </table:table-cell>
          <table:table-cell office:value-type="string">
            <text:p>Registration page is opened</text:p>
          </table:table-cell>
        </table:table-row>
        <table:table-row table:style-name="ro1">
          <table:table-cell table:number-columns-repeated="3"/>
          <table:table-cell office:value-type="string">
            <text:p>Enter "Nenad" in First Name box</text:p>
          </table:table-cell>
          <table:table-cell table:style-name="ce8" office:value-type="string">
            <text:p>Nenad</text:p>
          </table:table-cell>
          <table:table-cell office:value-type="string">
            <text:p>First name box is filled and visible</text:p>
          </table:table-cell>
        </table:table-row>
        <table:table-row table:style-name="ro1">
          <table:table-cell table:style-name="ce3"/>
          <table:table-cell table:number-columns-repeated="2"/>
          <table:table-cell office:value-type="string">
            <text:p>Enter "Gojkovic" in Last Name box</text:p>
          </table:table-cell>
          <table:table-cell office:value-type="string">
            <text:p>Gojkovic</text:p>
          </table:table-cell>
          <table:table-cell office:value-type="string">
            <text:p>Last name box is filled and visible</text:p>
          </table:table-cell>
        </table:table-row>
        <table:table-row table:style-name="ro2">
          <table:table-cell table:number-columns-repeated="3"/>
          <table:table-cell office:value-type="string">
            <text:p>Enter valid email in Email box</text:p>
          </table:table-cell>
          <table:table-cell table:style-name="ce9" office:value-type="string">
            <text:p><text:a xlink:href="mailto:shone43@gmail.com">shone43@gmail.com</text:a></text:p>
          </table:table-cell>
          <table:table-cell office:value-type="string">
            <text:p>Email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Enter desired password in Password box</text:p>
          </table:table-cell>
          <table:table-cell table:style-name="ce8" office:value-type="string">
            <text:p>Nenad.123</text:p>
          </table:table-cell>
          <table:table-cell office:value-type="string">
            <text:p>Password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Re-enter password in Confirm Pasword box</text:p>
          </table:table-cell>
          <table:table-cell table:style-name="ce10" office:value-type="string">
            <text:p>Nenad.123</text:p>
          </table:table-cell>
          <table:table-cell office:value-type="string">
            <text:p>Confirm Password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Check box to accept the Terms of Use and Privacy Policy</text:p>
          </table:table-cell>
          <table:table-cell table:style-name="ce8"/>
          <table:table-cell office:value-type="string">
            <text:p>Little box is checkmarked</text:p>
          </table:table-cell>
        </table:table-row>
        <table:table-row table:style-name="ro1">
          <table:table-cell table:number-columns-repeated="3"/>
          <table:table-cell office:value-type="string">
            <text:p>Click Register Now</text:p>
          </table:table-cell>
          <table:table-cell table:style-name="ce10"/>
          <table:table-cell office:value-type="string">
            <text:p>User is registred and transfered to home page</text:p>
          </table:table-cell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2">
          <table:table-cell table:style-name="ce3" office:value-type="string">
            <text:p>TC_2</text:p>
          </table:table-cell>
          <table:table-cell office:value-type="string">
            <text:p>Verify that user cannot register with invalid email</text:p>
          </table:table-cell>
          <table:table-cell office:value-type="string">
            <text:p>Invalid email is entered</text:p>
          </table:table-cell>
          <table:table-cell office:value-type="string">
            <text:p>Open Chrome</text:p>
          </table:table-cell>
          <table:table-cell/>
          <table:table-cell office:value-type="string">
            <text:p>Chrome is opened</text:p>
          </table:table-cell>
        </table:table-row>
        <table:table-row table:style-name="ro2">
          <table:table-cell table:number-columns-repeated="3"/>
          <table:table-cell office:value-type="string">
            <text:p>Go to registration page</text:p>
          </table:table-cell>
          <table:table-cell office:value-type="string">
            <text:p>Url = '<text:a xlink:href="http://www.reg.com/">www.reg.com</text:a>'</text:p>
          </table:table-cell>
          <table:table-cell office:value-type="string">
            <text:p>Registration page is opened</text:p>
          </table:table-cell>
        </table:table-row>
        <table:table-row table:style-name="ro1">
          <table:table-cell/>
          <table:table-cell table:style-name="ce4"/>
          <table:table-cell/>
          <table:table-cell office:value-type="string">
            <text:p>Enter "Nenad" in First Name box</text:p>
          </table:table-cell>
          <table:table-cell table:style-name="ce8" office:value-type="string">
            <text:p>Nenad</text:p>
          </table:table-cell>
          <table:table-cell office:value-type="string">
            <text:p>First name box is filled and visible</text:p>
          </table:table-cell>
        </table:table-row>
        <table:table-row table:style-name="ro1">
          <table:table-cell/>
          <table:table-cell table:style-name="ce4"/>
          <table:table-cell/>
          <table:table-cell office:value-type="string">
            <text:p>Enter "Gojkovic" in Last Name box</text:p>
          </table:table-cell>
          <table:table-cell office:value-type="string">
            <text:p>Gojkovic</text:p>
          </table:table-cell>
          <table:table-cell office:value-type="string">
            <text:p>Last name box is filled and visible</text:p>
          </table:table-cell>
        </table:table-row>
        <table:table-row table:style-name="ro2">
          <table:table-cell/>
          <table:table-cell table:style-name="ce4"/>
          <table:table-cell/>
          <table:table-cell office:value-type="string">
            <text:p>Enter invalid email in Email box</text:p>
          </table:table-cell>
          <table:table-cell table:style-name="ce9" office:value-type="string">
            <text:p><text:a xlink:href="mailto:shone43@g">shone43@g</text:a>,ail.com</text:p>
          </table:table-cell>
          <table:table-cell office:value-type="string">
            <text:p>Email box is filled and visible</text:p>
          </table:table-cell>
        </table:table-row>
        <table:table-row table:style-name="ro1">
          <table:table-cell/>
          <table:table-cell table:style-name="ce4"/>
          <table:table-cell/>
          <table:table-cell office:value-type="string">
            <text:p>Enter desired password in Password box</text:p>
          </table:table-cell>
          <table:table-cell table:style-name="ce8" office:value-type="string">
            <text:p>Nenad.123</text:p>
          </table:table-cell>
          <table:table-cell office:value-type="string">
            <text:p>Password box is filled and visible</text:p>
          </table:table-cell>
        </table:table-row>
        <table:table-row table:style-name="ro1">
          <table:table-cell/>
          <table:table-cell table:style-name="ce4"/>
          <table:table-cell/>
          <table:table-cell office:value-type="string">
            <text:p>Re-enter password in Confirm Pasword box</text:p>
          </table:table-cell>
          <table:table-cell table:style-name="ce10" office:value-type="string">
            <text:p>Nenad.123</text:p>
          </table:table-cell>
          <table:table-cell office:value-type="string">
            <text:p>Confirm Password box is filled and visible</text:p>
          </table:table-cell>
        </table:table-row>
        <table:table-row table:style-name="ro1">
          <table:table-cell/>
          <table:table-cell table:style-name="ce4"/>
          <table:table-cell/>
          <table:table-cell office:value-type="string">
            <text:p>Check box to accept the Terms of Use and Privacy Policy</text:p>
          </table:table-cell>
          <table:table-cell table:style-name="ce8"/>
          <table:table-cell office:value-type="string">
            <text:p>Little box is checkmarked</text:p>
          </table:table-cell>
        </table:table-row>
        <table:table-row table:style-name="ro1">
          <table:table-cell/>
          <table:table-cell table:style-name="ce4"/>
          <table:table-cell/>
          <table:table-cell office:value-type="string">
            <text:p>Click Register Now</text:p>
          </table:table-cell>
          <table:table-cell table:style-name="ce10"/>
          <table:table-cell office:value-type="string">
            <text:p>User is not registred and notified that entered email is invalid</text:p>
          </table:table-cell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</table:table-row>
        <table:table-row table:style-name="ro2">
          <table:table-cell table:style-name="ce3" office:value-type="string">
            <text:p>TC_3</text:p>
          </table:table-cell>
          <table:table-cell office:value-type="string">
            <text:p>Verify that user cannot register with already registred email</text:p>
          </table:table-cell>
          <table:table-cell office:value-type="string">
            <text:p>Registred email is entered</text:p>
          </table:table-cell>
          <table:table-cell office:value-type="string">
            <text:p>Open Chrome</text:p>
          </table:table-cell>
          <table:table-cell/>
          <table:table-cell office:value-type="string">
            <text:p>Chrome is opened</text:p>
          </table:table-cell>
        </table:table-row>
        <table:table-row table:style-name="ro2">
          <table:table-cell table:number-columns-repeated="3"/>
          <table:table-cell office:value-type="string">
            <text:p>Go to registration page</text:p>
          </table:table-cell>
          <table:table-cell office:value-type="string">
            <text:p>Url = '<text:a xlink:href="http://www.reg.com/">www.reg.com</text:a>'</text:p>
          </table:table-cell>
          <table:table-cell office:value-type="string">
            <text:p>Registration page is opened</text:p>
          </table:table-cell>
        </table:table-row>
        <table:table-row table:style-name="ro1">
          <table:table-cell table:number-columns-repeated="3"/>
          <table:table-cell office:value-type="string">
            <text:p>Enter "Nenad" in First Name box</text:p>
          </table:table-cell>
          <table:table-cell table:style-name="ce8" office:value-type="string">
            <text:p>Nenad</text:p>
          </table:table-cell>
          <table:table-cell office:value-type="string">
            <text:p>First name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Enter "Gojkovic" in Last Name box</text:p>
          </table:table-cell>
          <table:table-cell office:value-type="string">
            <text:p>Gojkovic</text:p>
          </table:table-cell>
          <table:table-cell office:value-type="string">
            <text:p>Last name box is filled and visible</text:p>
          </table:table-cell>
        </table:table-row>
        <table:table-row table:style-name="ro2">
          <table:table-cell table:number-columns-repeated="3"/>
          <table:table-cell office:value-type="string">
            <text:p>Enter already used email in Email box</text:p>
          </table:table-cell>
          <table:table-cell table:style-name="ce9" office:value-type="string">
            <text:p><text:a xlink:href="mailto:shone43@gmail.com">shone43@gmail.com</text:a></text:p>
          </table:table-cell>
          <table:table-cell office:value-type="string">
            <text:p>Email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Enter desired password in Password box</text:p>
          </table:table-cell>
          <table:table-cell table:style-name="ce8" office:value-type="string">
            <text:p>Nenad.123</text:p>
          </table:table-cell>
          <table:table-cell office:value-type="string">
            <text:p>Password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Re-enter password in Confirm Pasword box</text:p>
          </table:table-cell>
          <table:table-cell table:style-name="ce10" office:value-type="string">
            <text:p>Nenad.123</text:p>
          </table:table-cell>
          <table:table-cell office:value-type="string">
            <text:p>Confirm Password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Check box to accept the Terms of Use and Privacy Policy</text:p>
          </table:table-cell>
          <table:table-cell table:style-name="ce8"/>
          <table:table-cell office:value-type="string">
            <text:p>Little box is checkmarked</text:p>
          </table:table-cell>
        </table:table-row>
        <table:table-row table:style-name="ro1">
          <table:table-cell table:number-columns-repeated="3"/>
          <table:table-cell office:value-type="string">
            <text:p>Click Register Now</text:p>
          </table:table-cell>
          <table:table-cell table:style-name="ce10"/>
          <table:table-cell office:value-type="string">
            <text:p>User is not registred and notified that entered email si already registred</text:p>
          </table:table-cell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2">
          <table:table-cell table:style-name="ce3" office:value-type="string">
            <text:p>TC_4</text:p>
          </table:table-cell>
          <table:table-cell office:value-type="string">
            <text:p>Verify that user cannot register without accepting Terms of Use and Privacy Policy</text:p>
          </table:table-cell>
          <table:table-cell/>
          <table:table-cell office:value-type="string">
            <text:p>Open Chrome</text:p>
          </table:table-cell>
          <table:table-cell/>
          <table:table-cell office:value-type="string">
            <text:p>Chrome is opened</text:p>
          </table:table-cell>
        </table:table-row>
        <table:table-row table:style-name="ro2">
          <table:table-cell table:number-columns-repeated="3"/>
          <table:table-cell office:value-type="string">
            <text:p>Go to registration page</text:p>
          </table:table-cell>
          <table:table-cell office:value-type="string">
            <text:p>Url = '<text:a xlink:href="http://www.reg.com/">www.reg.com</text:a>'</text:p>
          </table:table-cell>
          <table:table-cell office:value-type="string">
            <text:p>Registration page is opened</text:p>
          </table:table-cell>
        </table:table-row>
        <table:table-row table:style-name="ro1">
          <table:table-cell table:number-columns-repeated="3"/>
          <table:table-cell office:value-type="string">
            <text:p>Enter "Nenad" in First Name box</text:p>
          </table:table-cell>
          <table:table-cell table:style-name="ce8" office:value-type="string">
            <text:p>Nenad</text:p>
          </table:table-cell>
          <table:table-cell office:value-type="string">
            <text:p>First name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Enter "Gojkovic" in Last Name box</text:p>
          </table:table-cell>
          <table:table-cell office:value-type="string">
            <text:p>Gojkovic</text:p>
          </table:table-cell>
          <table:table-cell office:value-type="string">
            <text:p>Last name box is filled and visible</text:p>
          </table:table-cell>
        </table:table-row>
        <table:table-row table:style-name="ro2">
          <table:table-cell table:number-columns-repeated="3"/>
          <table:table-cell office:value-type="string">
            <text:p>Enter already used email in Email box</text:p>
          </table:table-cell>
          <table:table-cell table:style-name="ce9" office:value-type="string">
            <text:p><text:a xlink:href="mailto:shone43@gmail.com">shone43@gmail.com</text:a></text:p>
          </table:table-cell>
          <table:table-cell office:value-type="string">
            <text:p>Email box is filled and visible</text:p>
          </table:table-cell>
        </table:table-row>
        <table:table-row table:style-name="ro1">
          <table:table-cell table:style-name="ce5"/>
          <table:table-cell table:style-name="ce4"/>
          <table:table-cell table:style-name="ce5"/>
          <table:table-cell office:value-type="string">
            <text:p>Enter desired password in Password box</text:p>
          </table:table-cell>
          <table:table-cell table:style-name="ce8" office:value-type="string">
            <text:p>Nenad.123</text:p>
          </table:table-cell>
          <table:table-cell office:value-type="string">
            <text:p>Password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Re-enter password in Confirm Pasword box</text:p>
          </table:table-cell>
          <table:table-cell table:style-name="ce10" office:value-type="string">
            <text:p>Nenad.123</text:p>
          </table:table-cell>
          <table:table-cell office:value-type="string">
            <text:p>Confirm Password box is filled and visible</text:p>
          </table:table-cell>
        </table:table-row>
        <table:table-row table:style-name="ro1">
          <table:table-cell table:style-name="ce5"/>
          <table:table-cell table:style-name="ce4"/>
          <table:table-cell table:style-name="ce5"/>
          <table:table-cell office:value-type="string">
            <text:p>Click Register Now</text:p>
          </table:table-cell>
          <table:table-cell table:style-name="ce5"/>
          <table:table-cell office:value-type="string">
            <text:p>User is not registred and notified that is mandatory to accept Terms of Use and Privacy Policy</text:p>
          </table:table-cell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</table:table-row>
        <table:table-row table:style-name="ro2">
          <table:table-cell table:style-name="ce6" office:value-type="string">
            <text:p>TC_5</text:p>
          </table:table-cell>
          <table:table-cell office:value-type="string">
            <text:p>Verify that user cannot register without re-entering password</text:p>
          </table:table-cell>
          <table:table-cell table:style-name="ce5"/>
          <table:table-cell office:value-type="string">
            <text:p>Open Chrome</text:p>
          </table:table-cell>
          <table:table-cell/>
          <table:table-cell office:value-type="string">
            <text:p>Chrome is opened</text:p>
          </table:table-cell>
        </table:table-row>
        <table:table-row table:style-name="ro2">
          <table:table-cell table:number-columns-repeated="3"/>
          <table:table-cell office:value-type="string">
            <text:p>Go to registration page</text:p>
          </table:table-cell>
          <table:table-cell office:value-type="string">
            <text:p>Url = '<text:a xlink:href="http://www.reg.com/">www.reg.com</text:a>'</text:p>
          </table:table-cell>
          <table:table-cell office:value-type="string">
            <text:p>Registration page is opened</text:p>
          </table:table-cell>
        </table:table-row>
        <table:table-row table:style-name="ro1">
          <table:table-cell table:style-name="ce5"/>
          <table:table-cell table:style-name="ce4"/>
          <table:table-cell table:style-name="ce5"/>
          <table:table-cell office:value-type="string">
            <text:p>Enter "Nenad" in First Name box</text:p>
          </table:table-cell>
          <table:table-cell table:style-name="ce8" office:value-type="string">
            <text:p>Nenad</text:p>
          </table:table-cell>
          <table:table-cell office:value-type="string">
            <text:p>First name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Enter "Gojkovic" in Last Name box</text:p>
          </table:table-cell>
          <table:table-cell office:value-type="string">
            <text:p>Gojkovic</text:p>
          </table:table-cell>
          <table:table-cell office:value-type="string">
            <text:p>Last name box is filled and visible</text:p>
          </table:table-cell>
        </table:table-row>
        <table:table-row table:style-name="ro2">
          <table:table-cell table:style-name="ce5"/>
          <table:table-cell table:style-name="ce4"/>
          <table:table-cell table:style-name="ce5"/>
          <table:table-cell office:value-type="string">
            <text:p>Enter already used email in Email box</text:p>
          </table:table-cell>
          <table:table-cell table:style-name="ce9" office:value-type="string">
            <text:p><text:a xlink:href="mailto:shone43@gmail.com">shone43@gmail.com</text:a></text:p>
          </table:table-cell>
          <table:table-cell office:value-type="string">
            <text:p>Email box is filled and visible</text:p>
          </table:table-cell>
        </table:table-row>
        <table:table-row table:style-name="ro1">
          <table:table-cell table:number-columns-repeated="3"/>
          <table:table-cell office:value-type="string">
            <text:p>Enter desired password in Password box</text:p>
          </table:table-cell>
          <table:table-cell table:style-name="ce8" office:value-type="string">
            <text:p>Nenad.123</text:p>
          </table:table-cell>
          <table:table-cell office:value-type="string">
            <text:p>Password box is filled and visible</text:p>
          </table:table-cell>
        </table:table-row>
        <table:table-row table:style-name="ro1">
          <table:table-cell table:style-name="ce5"/>
          <table:table-cell table:style-name="ce4"/>
          <table:table-cell table:style-name="ce5"/>
          <table:table-cell office:value-type="string">
            <text:p>Check box to accept the Terms of Use and Privacy Policy</text:p>
          </table:table-cell>
          <table:table-cell table:style-name="ce5"/>
          <table:table-cell office:value-type="string">
            <text:p>Little box is checkmarked</text:p>
          </table:table-cell>
        </table:table-row>
        <table:table-row table:style-name="ro1">
          <table:table-cell table:number-columns-repeated="3"/>
          <table:table-cell office:value-type="string">
            <text:p>Click Register Now</text:p>
          </table:table-cell>
          <table:table-cell/>
          <table:table-cell office:value-type="string">
            <text:p>User is not registred and notified that password is not re-entered</text:p>
          </table:table-cell>
        </table:table-row>
        <table:table-row table:style-name="ro1">
          <table:table-cell table:style-name="ce5"/>
          <table:table-cell table:style-name="ce4"/>
          <table:table-cell table:style-name="ce5"/>
          <table:table-cell table:style-name="Default"/>
          <table:table-cell table:style-name="ce5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style-name="ce5"/>
          <table:table-cell table:style-name="ce4"/>
          <table:table-cell table:style-name="ce5"/>
          <table:table-cell/>
          <table:table-cell table:style-name="ce5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5"/>
          <table:table-cell table:style-name="ce4"/>
          <table:table-cell table:style-name="ce5"/>
          <table:table-cell/>
          <table:table-cell table:style-name="ce5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5"/>
          <table:table-cell table:style-name="ce4"/>
          <table:table-cell table:style-name="ce5"/>
          <table:table-cell/>
          <table:table-cell table:style-name="ce5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5"/>
          <table:table-cell table:style-name="ce4"/>
          <table:table-cell table:style-name="ce5"/>
          <table:table-cell/>
          <table:table-cell table:style-name="ce5"/>
          <table:table-cell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TRUE</number:text>
    </number:number-style>
    <number:number-style style:name="N122P1" style:volatile="true">
      <number:text>TRUE</number:text>
    </number:number-style>
    <number:number-style style:name="N122">
      <number:text>FALSE</number:text>
      <style:map style:condition="value()&gt;0" style:apply-style-name="N122P0"/>
      <style:map style:condition="value()&lt;0" style:apply-style-name="N122P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2">09/02/2021</text:date>, <text:time>16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4M57S</meta:editing-duration>
    <meta:editing-cycles>5</meta:editing-cycles>
    <meta:generator>OpenOffice/4.1.6$Win32 OpenOffice.org_project/416m1$Build-9790</meta:generator>
    <dc:date>2021-09-02T16:02:55.84</dc:date>
    <dc:creator>N G</dc:creator>
    <meta:document-statistic meta:table-count="3" meta:cell-count="134" meta:object-count="0"/>
    <meta:user-defined meta:name="Info 1"/>
    <meta:user-defined meta:name="Info 2"/>
    <meta:user-defined meta:name="Info 3"/>
    <meta:user-defined meta:name="Info 4"/>
  </office:meta>
</office:document-meta>
</file>